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A00000033A5E7A6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Courier Prime" svg:font-family="'Courier Prime'" style:font-pitch="fixed"/>
    <style:font-face style:name="Ubuntu Mono" svg:font-family="'Ubuntu Mono'" style:font-pitch="fixed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688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_20_Slide-title">
      <style:graphic-properties fo:min-height="4.5cm"/>
    </style:style>
    <style:style style:name="pr4" style:family="presentation" style:parent-style-name="Title_20_Slide-outline1">
      <style:graphic-properties fo:min-height="11.929cm"/>
    </style:style>
    <style:style style:name="pr5" style:family="presentation" style:parent-style-name="Title_20_Slide-notes">
      <style:graphic-properties draw:fill-color="#ffffff" fo:min-height="13.364cm"/>
    </style:style>
    <style:style style:name="pr6" style:family="presentation" style:parent-style-name="Title_20_Slide-subtitle">
      <style:graphic-properties draw:fill-color="#ffffff" fo:min-height="12.179cm"/>
    </style:style>
    <style:style style:name="P1" style:family="paragraph">
      <style:paragraph-properties fo:margin-top="0.254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Ubuntu Mono"/>
    </style:style>
    <style:style style:name="P5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808080" style:text-line-through-style="none" style:text-line-through-type="none" style:font-name="Arial" fo:font-size="36pt" fo:letter-spacing="normal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1" presentation:style-name="pr1" draw:text-style-name="P2" draw:layer="layout" svg:width="23.799cm" svg:height="4.5cm" svg:x="2.1cm" svg:y="6.523cm" presentation:class="title">
          <draw:text-box>
            <text:p text:style-name="P1"><text:span text:style-name="T1"><text:line-break/></text:span><text:span text:style-name="T1"><text:line-break/></text:span><text:span text:style-name="T1"/></text:p>
          </draw:text-box>
        </draw:frame>
        <draw:frame draw:style-name="gr1" draw:layer="layout" svg:width="25.2cm" svg:height="12.8cm" svg:x="1.8cm" svg:y="4.4cm">
          <draw:text-box>
            <text:p>FINITE STATE MACHINES (FSM)</text:p>
            <text:p>WITH AKKA ACTORS</text:p>
            <text:p>WRITING AND UNIT TESTING 'EM</text:p>
            <text:p/>
            <text:p>"LIGHTNING TALK" BY PRASANNA KUMAR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presentation:style-name="pr3" draw:layer="layout" svg:width="23.799cm" svg:height="4.5cm" svg:x="2.1cm" svg:y="6.523cm" presentation:class="title" presentation:placeholder="true">
          <draw:text-box/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WHAT IS FSM?</text:p>
              </text:list-item>
              <text:list-item>
                <text:p>when a program is in a state S and an event E occurs then do an action A and change to another state S1</text:p>
              </text:list-item>
              <text:list-item>
                <text:p>If the above sounds too theoretical to understand .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0">
        <draw:frame presentation:style-name="pr3" draw:text-style-name="P4" draw:layer="layout" svg:width="23.799cm" svg:height="4.5cm" svg:x="2.001cm" svg:y="4cm" presentation:class="title" presentation:user-transformed="true">
          <draw:text-box>
            <text:p text:style-name="P4"><text:span text:style-name="T2">IMAGINE A TRAFFIC SIGNAL</text:span></text:p>
          </draw:text-box>
        </draw:frame>
        <draw:frame presentation:style-name="pr6" draw:layer="layout" svg:width="25.199cm" svg:height="12.179cm" svg:x="1.4cm" svg:y="4.913cm" presentation:class="subtitle">
          <draw:text-box>
            <text:p>hope you could understand !!!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presentation:style-name="pr3" draw:layer="layout" svg:width="23.799cm" svg:height="4.5cm" svg:x="2.1cm" svg:y="6.523cm" presentation:class="title">
          <draw:text-box>
            <text:p>Model and Execute Rules (we are using it !!!)<text:line-break/>Simulations<text:line-break/>Automata based programming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2">
              <text:list-item>
                <text:p>WHY DO WE NEED FSM?</text:p>
              </text:list-item>
              <text:list-item>
                <text:p>AT LEAST FOR U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presentation:style-name="pr3" draw:layer="layout" svg:width="23.799cm" svg:height="4.5cm" svg:x="2.1cm" svg:y="6.523cm" presentation:class="title">
          <draw:text-box>
            <text:p>WHY THIS PRESENTATION<text:line-break/>I want to learn FSM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3" draw:layer="layout" svg:width="23.799cm" svg:height="11.565cm" svg:x="2.1cm" svg:y="2.991cm" presentation:class="title" presentation:user-transformed="true">
          <draw:text-box>
            <text:p>"FSM" FROM AKKA PERSPECTIVE<text:line-break/>State<text:line-break/>Data<text:line-break/>Messages to the actor is analogous to Events<text:line-break/>Actor abstraction itself<text:line-break/> <text:line-break/> <text:s/>sealed trait FSMSignal<text:line-break/> <text:s/><text:line-break/> <text:s/>case class SignalColorData<text:line-break/> <text:s/><text:line-break/> <text:s/>class SignalChangeFSMActor extends Actor <text:line-break/> <text:s text:c="3"/>with FSM[FSMSignal, SignalColorData] {<text:line-break/> <text:s text:c="3"/>..... <text:line-break/> <text:s/>}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presentation:style-name="pr3" draw:layer="layout" svg:width="23.799cm" svg:height="13.217cm" svg:x="2.1cm" svg:y="2.165cm" presentation:class="title" presentation:user-transformed="true">
          <draw:text-box>
            <text:p>LET'S MODEL FSM<text:line-break/><text:line-break/><text:line-break/> <text:s/>// state - <text:line-break/> <text:s/>sealed trait FSMSignal<text:line-break/> <text:s/>case object RedSignal extends FSMSignal<text:line-break/> <text:s/>case object YellowSignal extends FSMSignal<text:line-break/> <text:s/>case object GreenSignal extends FSMSignal<text:line-break/><text:line-break/> <text:s/>// data <text:s/><text:line-break/> <text:s/>case class SignalColorData<text:line-break/><text:line-break/> <text:s/>// event<text:line-break/> <text:s/>case object ChangeSignal<text:line-break/> <text:s/>case object RetainSignal<text:line-break/>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frame presentation:style-name="pr3" draw:layer="layout" svg:width="23.799cm" svg:height="15.695cm" svg:x="2.1cm" svg:y="0.926cm" presentation:class="title" presentation:user-transformed="true">
          <draw:text-box>
            <text:p>ACTOR CODE<text:line-break/><text:line-break/>class SignalChangeFSMActor extends Actor with FSM[FSMSignal, SignalColorData] {<text:line-break/><text:line-break/> <text:s/>// initial state of FSM<text:line-break/> <text:s/>startWith(RedSignal, SignalColorData())<text:line-break/><text:line-break/> <text:s/>when(RedSignal) {<text:line-break/> <text:s text:c="3"/>case Event(ChangeSignal, _) =&gt; goto(YellowSignal)<text:line-break/> <text:s text:c="3"/>case Event(RetainSignal, _) =&gt; stay<text:line-break/> <text:s/>}<text:line-break/><text:line-break/> <text:s/>when(YellowSignal) {<text:line-break/> <text:s text:c="3"/>case Event(ChangeSignal, _) =&gt; goto(GreenSignal)<text:line-break/> <text:s text:c="3"/>case Event(RetainSignal, _) =&gt; <text:s text:c="6"/>stay<text:line-break/> <text:s/>}<text:line-break/> <text:s/><text:line-break/> <text:s/>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frame presentation:style-name="pr3" draw:layer="layout" svg:width="23.799cm" svg:height="15.695cm" svg:x="2.1cm" svg:y="0.926cm" presentation:class="title" presentation:user-transformed="true">
          <draw:text-box>
            <text:p>CONTD ...<text:line-break/><text:line-break/> <text:s/>when(GreenSignal) {<text:line-break/> <text:s text:c="3"/>case Event(ChangeSignal, _) =&gt; goto(RedSignal)<text:line-break/> <text:s text:c="3"/>case Event(RetainSignal, _) =&gt; <text:s text:c="5"/>stay<text:line-break/> <text:s/>}<text:line-break/><text:line-break/> <text:s/>onTransition {<text:line-break/> <text:s text:c="3"/>case RedSignal -&gt; YellowSignal =&gt; println("Changing from red to yellow signal - get ready to go")<text:line-break/> <text:s text:c="3"/>case YellowSignal -&gt; GreenSignal =&gt; println("Changing from yellow to green signal - wroooom")<text:line-break/> <text:s text:c="3"/>case GreenSignal -&gt; RedSignal =&gt; println("Changing from green to red signal - stop !!! :(")<text:line-break/> <text:s/>}<text:line-break/><text:line-break/> <text:s/>initialize<text:line-break/>}<text:line-break/>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frame presentation:style-name="pr3" draw:layer="layout" svg:width="23.799cm" svg:height="8.261cm" svg:x="2.1cm" svg:y="4.643cm" presentation:class="title" presentation:user-transformed="true">
          <draw:text-box>
            <text:p>UNIT TESTING FSM ACTORS WITH<text:line-break/><text:line-break/>class FSMActorTest(as: ActorSystem) extends TestKit(as)<text:line-break/> <text:s/>with ImplicitSender<text:line-break/> <text:s/>with WordSpecLike<text:line-break/> <text:s/>with Matchers<text:line-break/> <text:s/>with BeforeAndAfterAll {<text:line-break/> <text:s/>// all our test cases<text:line-break/>}<text:line-break/> <text:s text:c="9"/>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draw:frame presentation:style-name="pr3" draw:layer="layout" svg:width="23.799cm" svg:height="4.5cm" svg:x="2.1cm" svg:y="6.523cm" presentation:class="title">
          <draw:text-box>
            <text:p>SESSION TAKEAWAY<text:line-break/>Code :- https://github.com/prassee/FSMExperiment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draw:frame presentation:style-name="pr3" draw:layer="layout" svg:width="23.799cm" svg:height="5.783cm" svg:x="2.1cm" svg:y="5.882cm" presentation:class="title" presentation:user-transformed="true">
          <draw:text-box>
            <text:p>HOW I MADE THIS PRESENTATION ?<text:line-break/>HTML 5<text:line-break/>CSS 3<text:line-break/>Presentation :- reveal.js<text:line-break/>Images courtesy :- google image search :)<text:line-break/>This presentation is CCL licensed - feel free to modify<text:line-break/></text:p>
          </draw:text-box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frame presentation:style-name="pr3" draw:layer="layout" svg:width="23.799cm" svg:height="4.5cm" svg:x="2.1cm" svg:y="6.523cm" presentation:class="title" presentation:placeholder="true">
          <draw:text-box/>
        </draw:frame>
        <draw:frame presentation:style-name="pr4" draw:layer="layout" svg:width="25.199cm" svg:height="12.179cm" svg:x="1.4cm" svg:y="4.913cm" presentation:class="outline" presentation:placeholder="true">
          <draw:text-box/>
        </draw:frame>
        <draw:frame draw:style-name="gr3" draw:text-style-name="P5" draw:layer="layout" svg:width="4.46cm" svg:height="1.938cm" svg:x="11.981cm" svg:y="9.646cm">
          <draw:text-box>
            <text:p text:style-name="P5">THANKS :)</text:p>
            <text:p text:style-name="P6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Arial2" svg:font-family="Arial" style:font-family-generic="swiss"/>
    <style:font-face style:name="Calibri3" svg:font-family="Calibri" style:font-family-generic="swiss"/>
    <style:font-face style:name="Courier Prime" svg:font-family="'Courier Prime'" style:font-pitch="fixed"/>
    <style:font-face style:name="Ubuntu Mono" svg:font-family="'Ubuntu Mono'" style:font-pitch="fixed"/>
    <style:font-face style:name="Calibri1" svg:font-family="Calibri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font-name="Arial" fo:font-family="Arial" style:font-family-generic="swiss" style:font-pitch="variable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26.5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2" fo:font-family="Calibri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3a5f8b" draw:fill="solid" draw:fill-color="#376092" draw:textarea-vertical-align="middle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d9d9d9" draw:textarea-vertical-align="middle" draw:auto-grow-height="false" draw:fit-to-size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font-name="Arial" fo:font-size="7pt" fo:letter-spacing="normal" fo:font-style="normal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6" draw:style-name="Mgr3" draw:text-style-name="MP4" draw:layer="backgroundobjects" svg:width="27.999cm" svg:height="0.582cm" svg:x="0.001cm" svg:y="20.4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4" draw:layer="backgroundobjects" svg:width="27.999cm" svg:height="2.799cm" svg:x="0.001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4" draw:layer="backgroundobjects" svg:width="27.999cm" svg:height="0.233cm" svg:x="0cm" svg:y="3.0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5" draw:layer="backgroundobjects" svg:width="3.568cm" svg:height="1.497cm" svg:x="23.8cm" svg:y="0.601cm">
        <draw:image xlink:href="Pictures/100002010000007A00000033A5E7A6BF.png" xlink:type="simple" xlink:show="embed" xlink:actuate="onLoad">
          <text:p/>
        </draw:image>
      </draw:frame>
      <draw:custom-shape draw:name="TextBox 10" draw:style-name="Mgr6" draw:text-style-name="MP7" draw:layer="backgroundobjects" svg:width="27.999cm" svg:height="0.93cm" svg:x="0cm" svg:y="20.29cm">
        <text:p text:style-name="MP6"><text:span text:style-name="MT2">© Copyright 2013 Glassbeam Inc.</text:span></text:p>
        <text:p text:style-name="MP6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3.799cm" svg:height="4.5cm" svg:x="2.1cm" svg:y="6.523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14:21:57.593710805</meta:creation-date>
    <meta:editing-duration>PT4M45S</meta:editing-duration>
    <meta:editing-cycles>5</meta:editing-cycles>
    <meta:generator>LibreOffice/4.2.4.2$Linux_X86_64 LibreOffice_project/420m0$Build-2</meta:generator>
    <meta:initial-creator>prasanna </meta:initial-creator>
    <dc:date>2014-07-20T14:42:41.328104641</dc:date>
    <dc:creator>prasanna </dc:creator>
    <meta:document-statistic meta:object-count="87"/>
  </office:meta>
</office:document-meta>
</file>